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5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47" style:family="table-column">
      <style:table-column-properties fo:break-before="auto" style:column-width="2.401cm"/>
    </style:style>
    <style:style style:name="co48" style:family="table-column">
      <style:table-column-properties fo:break-before="auto" style:column-width="2.99cm"/>
    </style:style>
    <style:style style:name="co49" style:family="table-column">
      <style:table-column-properties fo:break-before="auto" style:column-width="3.175cm"/>
    </style:style>
    <style:style style:name="co50" style:family="table-column">
      <style:table-column-properties fo:break-before="auto" style:column-width="3.281cm"/>
    </style:style>
    <style:style style:name="co51" style:family="table-column">
      <style:table-column-properties fo:break-before="auto" style:column-width="3.44cm"/>
    </style:style>
    <style:style style:name="co52" style:family="table-column">
      <style:table-column-properties fo:break-before="auto" style:column-width="2.903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7" style:family="table" style:master-page-name="PageStyle_5f_Andrew_27_s_20_Team">
      <style:table-properties table:display="true" style:writing-mode="lr-tb"/>
    </style:style>
    <style:style style:name="ta18" style:family="table" style:master-page-name="PageStyle_5f_Evan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16" table:default-cell-style-name="ce26"/>
        <table:table-column table:style-name="co17" table:default-cell-style-name="ce1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6" office:value-type="float" office:value="5571000">
            <text:p>5,57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71378000">
            <text:p>71,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9968000">
            <text:p>119,96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0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1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6"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table:style-name="ce26" office:value-type="float" office:value="1244000">
            <text:p>1,2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F</text:p>
          </table:table-cell>
          <table:table-cell office:value-type="string">
            <text:p>P Maroo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70394000">
            <text:p>70,394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366000">
            <text:p>110,366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17" table:print="false">
        <office:forms form:automatic-focus="false" form:apply-design-mode="false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26"/>
        <table:table-column table:style-name="co2" table:number-columns-repeated="3" table:default-cell-style-name="ce1"/>
        <table:table-column table:style-name="co50" table:default-cell-style-name="ce1"/>
        <table:table-column table:style-name="co48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6111000">
            <text:p>66,11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table:style-name="Default"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0582000">
            <text:p>100,582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321">
            <text:p>1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2940000">
            <text:p>62,940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51" table:default-cell-style-name="ce1"/>
        <table:table-column table:style-name="co52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760000">
            <text:p>58,76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0022000">
            <text:p>90,022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3175333">
            <text:p>103,175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8425000">
            <text:p>58,4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4278000">
            <text:p>84,2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5365000">
            <text:p>75,3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2015-11-11</text:date>, <text:time>21:0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1-11T21:03:05</dc:date>
    <dc:creator>Ben Miller</dc:creator>
    <meta:editing-duration>P87DT2H43M39S</meta:editing-duration>
    <meta:editing-cycles>257</meta:editing-cycles>
    <meta:document-statistic meta:table-count="11" meta:cell-count="2517" meta:object-count="0"/>
    <meta:user-defined meta:name=""/>
  </office:meta>
</office:document-meta>
</file>